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serif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22635" style:font-name="Helvetica Neue" fo:font-size="22.5pt" fo:letter-spacing="normal" fo:font-style="normal" fo:font-weight="bold"/>
    </style:style>
    <style:style style:name="P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22635" style:font-name="Cambria" fo:font-size="14.25pt" fo:letter-spacing="normal" fo:font-style="normal" fo:font-weight="normal"/>
    </style:style>
    <style:style style:name="P3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22635" style:font-name="Cambria" fo:font-size="14.25pt" fo:letter-spacing="normal" fo:font-style="normal" fo:font-weight="normal"/>
    </style:style>
    <style:style style:name="P4" style:family="paragraph" style:parent-style-name="Text_20_body" style:list-style-name="L3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22635" style:font-name="Cambria" fo:font-size="14.25pt" fo:letter-spacing="normal" fo:font-style="normal" fo:font-weight="normal"/>
    </style:style>
    <style:style style:name="T1" style:family="text">
      <style:text-properties fo:font-variant="normal" fo:text-transform="none" fo:color="#222635" style:font-name="Helvetica Neue" fo:font-size="22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1">Advantages of Autowiring</text:span></text:span></text:h>
      <text:p text:style-name="Standard"/>
      <text:list xml:id="list175794423" text:style-name="L1">
        <text:list-item>
          <text:p text:style-name="P2">Autowiring requires less code because we don’t need to write the code to inject the dependency explicitly.</text:p>
        </text:list-item>
        <text:list-item>
          <text:p text:style-name="P2">It reduces develop time by removing the necessity of specifying properties and constructor arguments.</text:p>
        </text:list-item>
      </text:list>
      <text:p text:style-name="Standard"/>
      <text:h text:style-name="P1" text:outline-level="2">Disadvantages of Autowiring</text:h>
      <text:list xml:id="list2452133623" text:style-name="L2">
        <text:list-item>
          <text:p text:style-name="P3">Autowiring is less exact than explicit wiring. Spring is careful to avoid guessing in the case of ambiguity that might have unexpected results, the relationships between Spring-managed objects are no longer document explicitly.</text:p>
        </text:list-item>
        <text:list-item>
          <text:p text:style-name="P3">Wiring information may not be available to tools that generate documentation from a Spring container.</text:p>
        </text:list-item>
        <text:list-item>
          <text:p text:style-name="P3">Multiple bean definition within the container may match the type specified by the constructor or setter method argument to be autowired.</text:p>
        </text:list-item>
      </text:list>
      <text:p text:style-name="Standard"/>
      <text:h text:style-name="Heading_20_2" text:outline-level="2"><text:span text:style-name="Strong_20_Emphasis"><text:span text:style-name="T1">Limitations With Autowiring</text:span></text:span></text:h>
      <text:list xml:id="list12262983" text:style-name="L3">
        <text:list-item>
          <text:p text:style-name="P4">Explicit dependencies in constructor-argument and property settings always override autowiring. You cannot autowire simple properties such as primitives, Strings, and Classes.</text:p>
        </text:list-item>
        <text:list-item>
          <text:p text:style-name="P4">Overriding possibilities: We can define dependencies using property or constructor-args tag which will always override autowiring.</text:p>
        </text:list-item>
        <text:list-item>
          <text:p text:style-name="P4">Primitive data type: We have to define primitive data types String or Integer using property or constructor-args tag. You cannot autowire these tags.</text:p>
        </text:list-item>
        <text:list-item>
          <text:p text:style-name="P4">Confusing Nature: If you have lot of dependency in a program, then it’s hard to find using autowire attribute of bea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, serif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9:03:45.220578739</meta:creation-date>
    <meta:generator>LibreOffice/6.0.7.3$Linux_X86_64 LibreOffice_project/00m0$Build-3</meta:generator>
    <dc:date>2020-01-27T19:04:50.588222635</dc:date>
    <meta:editing-duration>PT1M5S</meta:editing-duration>
    <meta:editing-cycles>3</meta:editing-cycles>
    <meta:document-statistic meta:table-count="0" meta:image-count="0" meta:object-count="0" meta:page-count="1" meta:paragraph-count="12" meta:word-count="199" meta:character-count="1330" meta:non-whitespace-character-count="1152"/>
  </office:meta>
</office:document-meta>
</file>